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877" officeooo:paragraph-rsid="0016c8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Turma <text:tab/>Disciplina <text:tab/>Situação</text:p>
      <text:p text:style-name="P1">Remover <text:tab/>CMU5618-1 <text:tab/>Improvisação, Novas Tecnologias e a Estética da Sonoridade <text:tab/>pré-matrícula</text:p>
      <text:p text:style-name="P1">Remover <text:tab/>DCO5903-1 <text:tab/>Direito Societário Comparado - Common Law e Direitos da Família Romano-Germânico-Canônica <text:tab/>pré-matrícula</text:p>
      <text:p text:style-name="P1">Remover <text:tab/>DEF5853-2 <text:tab/>Aspectos Avançados da Tributação sobre a Renda <text:tab/>pré-matrícula</text:p>
      <text:p text:style-name="P1">Remover <text:tab/>MNE5751-2 <text:tab/>Alterações da Linguagem: Análise Crítica dos Modelos Teóricos e dos mais Recentes Métodos de Investigação a partir de Perspectiva Neurobiológica <text:tab/>pré-matrícula</text:p>
      <text:p text:style-name="P1">Remover <text:tab/>PRO5801-6 <text:tab/>Concepção Ergonômica do Trabalho <text:tab/>pré-matrícula</text:p>
      <text:p text:style-name="P1">Remover <text:tab/>PSI5761-1 <text:tab/>Introdução aos Processos de Fabricação em Microeletrônica <text:tab/>pré-matrícula</text:p>
      <text:p text:style-name="P1">Remover <text:tab/>PSI5120-2 <text:tab/>Tópicos em Computação em Nuvem <text:tab/>pré-matrícula</text:p>
      <text:p text:style-name="P1">Remover <text:tab/>IBI5044-1 <text:tab/>Modelos Dinâmicos em Biologia <text:tab/>pré-matrícula</text:p>
      <text:p text:style-name="P1">Remover <text:tab/>CMU5114-2 <text:tab/>Performance e Corpo: Movimento, Respiração e Voz nos Processos de Criação <text:tab/>pré-matrícula</text:p>
      <text:p text:style-name="P1">Remover <text:tab/>DCO5906-4 <text:tab/>Governança Corporativa <text:tab/>pré-matrícula</text:p>
      <text:p text:style-name="P1">Remover <text:tab/>DEF5862-1 <text:tab/>Fundamentos da Teoria Geral do Direito Tributário <text:tab/>pré-matrícula</text:p>
      <text:p text:style-name="P1">Remover <text:tab/>DEF5860-1 <text:tab/>Planejamento Governamental <text:tab/>pré-matrícula</text:p>
      <text:p text:style-name="P1">Remover <text:tab/>MNE5768-1 <text:tab/>Envelhecimento e Cognição <text:tab/>pré-matrícula</text:p>
      <text:p text:style-name="P1">Remover <text:tab/>MFT5710-3 <text:tab/>Abordagem Ergonômica-Fisioterapêutica na Prevenção de Disfunções Posturais <text:tab/>pré-matrícula</text:p>
      <text:p text:style-name="P1">Remover <text:tab/>PCS5735-2 <text:tab/>Fundamentos de Aprendizagem de Máquina <text:tab/>pré-matrícula</text:p>
      <text:p text:style-name="P1">Remover <text:tab/>PTC5894-4 <text:tab/>Instrumentação Biomédica <text:tab/>pré-matrícula</text:p>
      <text:p text:style-name="P1">Remover <text:tab/>SFI5818-4 <text:tab/>Visão Natural e Artificial <text:tab/>pré-matrícula</text:p>
      <text:p text:style-name="P1">Remover <text:tab/>EAD5940-3 <text:tab/>Simulação Aplicada em Administração <text:tab/>pré-matrícula</text:p>
      <text:p text:style-name="P1">Remover <text:tab/>EAD5934-3 <text:tab/>Estratégia em Operações <text:tab/>pré-matrícula</text:p>
      <text:p text:style-name="P1">Remover <text:tab/>EAD5835-2 <text:tab/>Gestão por Competência <text:tab/>pré-matrícula</text:p>
      <text:p text:style-name="P1">Remover <text:tab/>EAD5935-3 <text:tab/>Avaliação de Empresas <text:tab/>pré-matrícula</text:p>
      <text:p text:style-name="P1">Remover <text:tab/>EAD5956-6 <text:tab/>Finanças Empíricas <text:tab/>pré-matrícula</text:p>
      <text:p text:style-name="P1">Remover <text:tab/>CMU5240-1 <text:tab/>Fundamentos Psicoacústicos da Harmonia <text:tab/>pré-matrícula</text:p>
      <text:p text:style-name="P1">Remover <text:tab/>AUP5899-3 <text:tab/>Design Centrado no Usuário: Princípios, Métodos e Aplicações <text:tab/>pré-matrícula</text:p>
      <text:p text:style-name="P1">Remover <text:tab/>DCO5873-5 <text:tab/>Propriedade Intelectual <text:tab/>pré-matrícula</text:p>
      <text:p text:style-name="P1">Remover <text:tab/>DCO5904-3 <text:tab/>Direito Societário e Desenvolvimento do Mercado de Valores Mobiliários Brasileiro <text:tab/>pré-matrícula</text:p>
      <text:p text:style-name="P1">Remover <text:tab/>MNE5760-3 <text:tab/>Neuropsicologia: Métodos de Investigação e Reabilitação <text:tab/>pré-matrícula</text:p>
      <text:p text:style-name="P1">Remover <text:tab/>MNE5770-1 <text:tab/>Conceitos Básicos em Reabilitação Cognitiva após Trauma Cranioencefálico (TCE) <text:tab/>pré-matrícula</text:p>
      <text:p text:style-name="P1">Remover <text:tab/>PTC5750-1 <text:tab/>Técnicas Avançadas em Processamento de Imagens Médicas <text:tab/>pré-matrícula</text:p>
      <text:p text:style-name="P1">Remover <text:tab/>PSI5787-3 <text:tab/>Realidade Virtual <text:tab/>pré-matrícula</text:p>
      <text:p text:style-name="P1">Remover <text:tab/>IBI5031-4 <text:tab/>Reconhecimento de Padrões I <text:tab/>pré-matrícula</text:p>
      <text:p text:style-name="P1">Remover <text:tab/>IBI5026-3 <text:tab/>Biofísico-Química Computacional <text:tab/>pré-matrícula</text:p>
      <text:p text:style-name="P1">Remover <text:tab/>EAD5919-5 <text:tab/>Administração da Inovação em Produtos e Processos <text:tab/>pré-matrícula</text:p>
      <text:p text:style-name="P1">Remover <text:tab/>EAD5923-6 <text:tab/>Monitoria Didática I <text:tab/>pré-matrícula</text:p>
      <text:p text:style-name="P1">Remover <text:tab/>GPP5807-2 <text:tab/>Tendências Contemporâneas da Gestão Pública <text:tab/>pré-matrícul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05:17:11.132225025</meta:creation-date>
    <dc:date>2014-07-12T05:52:38.076502349</dc:date>
    <meta:editing-duration>P0D</meta:editing-duration>
    <meta:editing-cycles>1</meta:editing-cycles>
    <meta:document-statistic meta:table-count="0" meta:image-count="0" meta:object-count="0" meta:page-count="1" meta:paragraph-count="36" meta:word-count="301" meta:character-count="2791" meta:non-whitespace-character-count="2417"/>
    <meta:generator>LibreOffice/4.2.3.3$Linux_x86 LibreOffice_project/420m0$Build-3</meta:generator>
  </office:meta>
</office:document-meta>
</file>